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710000160B000001FB26713F69.svm" manifest:media-type=""/>
  <manifest:file-entry manifest:full-path="Pictures/20000039000009D6000001D4742672A3.svm" manifest:media-type=""/>
  <manifest:file-entry manifest:full-path="Pictures/2000004700000CF2000002144491174A.svm" manifest:media-type=""/>
  <manifest:file-entry manifest:full-path="Pictures/2000000F00000825000001D4AE85CCDF.svm" manifest:media-type=""/>
  <manifest:file-entry manifest:full-path="Pictures/2000004000000D7C000001D4368CCF15.svm" manifest:media-type=""/>
  <manifest:file-entry manifest:full-path="Pictures/2000000F00000371000001D498A77617.svm" manifest:media-type=""/>
  <manifest:file-entry manifest:full-path="Pictures/2000004000000BF200000214A17C5F2A.svm" manifest:media-type=""/>
  <manifest:file-entry manifest:full-path="Pictures/2000004000000C6F00000214A377F827.svm" manifest:media-type=""/>
  <manifest:file-entry manifest:full-path="Pictures/20000039000009C8000001D40AE32B21.svm" manifest:media-type=""/>
  <manifest:file-entry manifest:full-path="Pictures/100000000000002500000023EB4E9695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7" style:family="table">
      <style:table-properties style:width="17cm" table:align="margins"/>
    </style:style>
    <style:style style:name="Table37.A" style:family="table-column">
      <style:table-column-properties style:column-width="3.399cm" style:rel-column-width="13106*"/>
    </style:style>
    <style:style style:name="Table37.B" style:family="table-column">
      <style:table-column-properties style:column-width="3.401cm" style:rel-column-width="13107*"/>
    </style:style>
    <style:style style:name="Table37.D" style:family="table-column">
      <style:table-column-properties style:column-width="3.401cm" style:rel-column-width="13108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E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399cm" style:rel-column-width="13106*"/>
    </style:style>
    <style:style style:name="Table2.B" style:family="table-column">
      <style:table-column-properties style:column-width="3.401cm" style:rel-column-width="13107*"/>
    </style:style>
    <style:style style:name="Table2.D" style:family="table-column">
      <style:table-column-properties style:column-width="3.401cm" style:rel-column-width="1310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Text_20_body">
      <style:text-properties style:font-name="Liberation Serif1" fo:font-style="normal" fo:font-weight="normal" officeooo:rsid="036c777f" officeooo:paragraph-rsid="0034e4e7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style:font-name="Liberation Serif1" fo:font-style="normal" fo:font-weight="normal" officeooo:rsid="041be12b" officeooo:paragraph-rsid="0034e4e7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officeooo:paragraph-rsid="000ae799"/>
    </style:style>
    <style:style style:name="P5" style:family="paragraph" style:parent-style-name="Standard">
      <style:text-properties style:font-name="Liberation Serif1" fo:font-style="normal" fo:font-weight="normal" officeooo:rsid="041be12b" officeooo:paragraph-rsid="0034e4e7" style:font-style-asian="normal" style:font-weight-asian="normal" style:font-style-complex="normal" style:font-weight-complex="normal"/>
    </style:style>
    <style:style style:name="P6" style:family="paragraph" style:parent-style-name="Table_20_Contents">
      <style:text-properties style:font-name="Liberation Serif1" officeooo:rsid="0362634e" officeooo:paragraph-rsid="0034e4e7"/>
    </style:style>
    <style:style style:name="P7" style:family="paragraph" style:parent-style-name="Table_20_Contents">
      <style:text-properties style:font-name="Liberation Serif1" officeooo:rsid="0364880b" officeooo:paragraph-rsid="0034e4e7"/>
    </style:style>
    <style:style style:name="P8" style:family="paragraph" style:parent-style-name="Table_20_Contents">
      <style:text-properties style:font-name="Liberation Serif1" officeooo:rsid="03638a15" officeooo:paragraph-rsid="0034e4e7"/>
    </style:style>
    <style:style style:name="P9" style:family="paragraph" style:parent-style-name="Table_20_Contents">
      <style:text-properties officeooo:rsid="0362634e" officeooo:paragraph-rsid="0034e4e7"/>
    </style:style>
    <style:style style:name="P10" style:family="paragraph" style:parent-style-name="Table_20_Contents">
      <style:text-properties officeooo:rsid="0364880b" officeooo:paragraph-rsid="0034e4e7"/>
    </style:style>
    <style:style style:name="P11" style:family="paragraph" style:parent-style-name="Table_20_Contents">
      <style:text-properties officeooo:paragraph-rsid="0034e4e7"/>
    </style:style>
    <style:style style:name="P12" style:family="paragraph" style:parent-style-name="Standard">
      <style:text-properties officeooo:paragraph-rsid="003c126c"/>
    </style:style>
    <style:style style:name="P13" style:family="paragraph" style:parent-style-name="Standard">
      <style:paragraph-properties fo:line-height="150%" fo:text-align="start" style:justify-single-word="false" fo:break-before="page"/>
      <style:text-properties officeooo:paragraph-rsid="003c126c"/>
    </style:style>
    <style:style style:name="P14" style:family="paragraph" style:parent-style-name="Text_20_body">
      <style:paragraph-properties fo:line-height="150%"/>
      <style:text-properties style:font-name="Liberation Serif1" fo:font-style="normal" fo:font-weight="normal" officeooo:rsid="03c1ff0e" officeooo:paragraph-rsid="0034e4e7" style:font-name-asian="Liberation Serif1" style:font-style-asian="normal" style:font-weight-asian="normal" style:font-name-complex="Liberation Serif1" style:font-style-complex="normal" style:font-weight-complex="normal"/>
    </style:style>
    <style:style style:name="P15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36e24c" style:font-name-asian="Liberation Serif1" style:font-style-asian="normal" style:font-weight-asian="normal" style:font-name-complex="Liberation Serif1" style:font-style-complex="normal" style:font-weight-complex="normal"/>
    </style:style>
    <style:style style:name="P16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396024" style:font-name-asian="Liberation Serif1" style:font-style-asian="normal" style:font-weight-asian="normal" style:font-name-complex="Liberation Serif1" style:font-style-complex="normal" style:font-weight-complex="normal"/>
    </style:style>
    <style:style style:name="P17" style:family="paragraph" style:parent-style-name="Text_20_body" style:list-style-name="L5">
      <style:paragraph-properties fo:line-height="150%"/>
      <style:text-properties style:font-name="Liberation Serif1" fo:font-style="normal" fo:font-weight="normal" officeooo:rsid="036c777f" officeooo:paragraph-rsid="00396024" style:font-name-asian="Liberation Serif1" style:font-style-asian="normal" style:font-weight-asian="normal" style:font-name-complex="Liberation Serif1" style:font-style-complex="normal" style:font-weight-complex="normal"/>
    </style:style>
    <style:style style:name="P18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3c126c" style:font-name-asian="Liberation Serif1" style:font-style-asian="normal" style:font-weight-asian="normal" style:font-name-complex="Liberation Serif1" style:font-style-complex="normal" style:font-weight-complex="normal"/>
    </style:style>
    <style:style style:name="P19" style:family="paragraph" style:parent-style-name="Text_20_body" style:list-style-name="L5">
      <style:text-properties style:font-name="Liberation Serif1" fo:font-style="normal" fo:font-weight="normal" officeooo:rsid="041be12b" officeooo:paragraph-rsid="00396024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style:font-name="Liberation Serif1" fo:font-style="normal" fo:font-weight="normal" officeooo:rsid="041be12b" officeooo:paragraph-rsid="003a5ecc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style:font-name="Liberation Serif1" fo:font-style="normal" fo:font-weight="normal" officeooo:rsid="041be12b" officeooo:paragraph-rsid="003c126c" style:font-style-asian="normal" style:font-weight-asian="normal" style:font-style-complex="normal" style:font-weight-complex="normal"/>
    </style:style>
    <style:style style:name="P22" style:family="paragraph" style:parent-style-name="Text_20_body" style:list-style-name="L5">
      <style:text-properties style:font-name="Liberation Serif1" fo:font-style="normal" fo:font-weight="normal" officeooo:rsid="036c777f" officeooo:paragraph-rsid="00396024" style:font-style-asian="normal" style:font-weight-asian="normal" style:font-style-complex="normal" style:font-weight-complex="normal"/>
    </style:style>
    <style:style style:name="P23" style:family="paragraph" style:parent-style-name="Text_20_body" style:list-style-name="L5">
      <style:text-properties style:font-name="Liberation Serif1" fo:font-style="normal" fo:font-weight="normal" officeooo:rsid="036c777f" officeooo:paragraph-rsid="003c126c" style:font-style-asian="normal" style:font-weight-asian="normal" style:font-style-complex="normal" style:font-weight-complex="normal"/>
    </style:style>
    <style:style style:name="P24" style:family="paragraph" style:parent-style-name="Text_20_body" style:list-style-name="L5">
      <style:paragraph-properties fo:line-height="150%"/>
      <style:text-properties style:font-name="Liberation Serif1" fo:font-style="normal" fo:font-weight="normal" officeooo:rsid="036c777f" officeooo:paragraph-rsid="00396024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style:font-name="Liberation Serif1" fo:font-style="normal" fo:font-weight="normal" officeooo:rsid="036c777f" officeooo:paragraph-rsid="003c126c" style:font-style-asian="normal" style:font-weight-asian="normal" style:font-style-complex="normal" style:font-weight-complex="normal"/>
    </style:style>
    <style:style style:name="P26" style:family="paragraph" style:parent-style-name="Text_20_body" style:list-style-name="L5">
      <style:text-properties officeooo:paragraph-rsid="003c126c"/>
    </style:style>
    <style:style style:name="P27" style:family="paragraph" style:parent-style-name="Text_20_body">
      <style:paragraph-properties fo:break-before="page"/>
      <style:text-properties style:font-name="Liberation Serif1" fo:font-style="normal" fo:font-weight="normal" officeooo:rsid="041be12b" officeooo:paragraph-rsid="00396024" style:font-style-asian="normal" style:font-weight-asian="normal" style:font-style-complex="normal" style:font-weight-complex="normal"/>
    </style:style>
    <style:style style:name="P28" style:family="paragraph" style:parent-style-name="Table_20_Contents">
      <style:text-properties style:font-name="Liberation Serif1" officeooo:rsid="03638a15" officeooo:paragraph-rsid="00363939"/>
    </style:style>
    <style:style style:name="P29" style:family="paragraph" style:parent-style-name="Table_20_Contents">
      <style:text-properties style:font-name="Liberation Serif1" officeooo:rsid="03638a15" officeooo:paragraph-rsid="003c126c"/>
    </style:style>
    <style:style style:name="P30" style:family="paragraph" style:parent-style-name="Table_20_Contents">
      <style:text-properties style:font-name="Liberation Serif1" officeooo:rsid="00363939" officeooo:paragraph-rsid="00363939"/>
    </style:style>
    <style:style style:name="P31" style:family="paragraph" style:parent-style-name="Table_20_Contents">
      <style:text-properties style:font-name="Liberation Serif1" officeooo:rsid="00363939" officeooo:paragraph-rsid="003c126c"/>
    </style:style>
    <style:style style:name="P32" style:family="paragraph" style:parent-style-name="Table_20_Contents">
      <style:text-properties style:font-name="Liberation Serif1" officeooo:paragraph-rsid="00363939"/>
    </style:style>
    <style:style style:name="P33" style:family="paragraph" style:parent-style-name="Table_20_Contents">
      <style:text-properties style:font-name="Liberation Serif1" officeooo:rsid="0362634e" officeooo:paragraph-rsid="003c126c"/>
    </style:style>
    <style:style style:name="P34" style:family="paragraph" style:parent-style-name="Table_20_Contents">
      <style:text-properties style:font-name="Liberation Serif1" officeooo:rsid="0364880b" officeooo:paragraph-rsid="003c126c"/>
    </style:style>
    <style:style style:name="P35" style:family="paragraph" style:parent-style-name="Table_20_Contents">
      <style:text-properties style:font-name="Liberation Serif1" officeooo:paragraph-rsid="003c126c"/>
    </style:style>
    <style:style style:name="P36" style:family="paragraph" style:parent-style-name="Table_20_Contents">
      <style:text-properties officeooo:rsid="0362634e" officeooo:paragraph-rsid="003c126c"/>
    </style:style>
    <style:style style:name="P37" style:family="paragraph" style:parent-style-name="Table_20_Contents">
      <style:text-properties officeooo:rsid="0364880b" officeooo:paragraph-rsid="003c126c"/>
    </style:style>
    <style:style style:name="P38" style:family="paragraph" style:parent-style-name="Table_20_Contents">
      <style:text-properties officeooo:paragraph-rsid="003c126c"/>
    </style:style>
    <style:style style:name="P3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cm" fo:margin-bottom="0cm" fo:line-height="100%" fo:text-indent="0cm"/>
    </style:style>
    <style:style style:name="P41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text-align="center"/>
    </style:style>
    <style:style style:name="T1" style:family="text">
      <style:text-properties style:font-name="Liberation Serif1" fo:font-style="normal" fo:font-weight="normal" officeooo:rsid="03c1ff0e" style:font-style-asian="normal" style:font-weight-asian="normal" style:font-style-complex="normal" style:font-weight-complex="normal"/>
    </style:style>
    <style:style style:name="T2" style:family="text">
      <style:text-properties style:font-name="Liberation Serif1" fo:font-style="normal" fo:font-weight="normal" officeooo:rsid="041be12b" style:font-style-asian="normal" style:font-weight-asian="normal" style:font-style-complex="normal" style:font-weight-complex="normal"/>
    </style:style>
    <style:style style:name="T3" style:family="text">
      <style:text-properties style:font-name="Liberation Serif1" fo:font-style="normal" fo:font-weight="bold" officeooo:rsid="02e5bbca" style:font-style-asian="normal" style:font-weight-asian="bold" style:font-style-complex="normal" style:font-weight-complex="bold"/>
    </style:style>
    <style:style style:name="T4" style:family="text">
      <style:text-properties style:font-name="Liberation Serif1" fo:font-style="normal" fo:font-weight="bold" officeooo:rsid="000ae799" style:font-style-asian="normal" style:font-weight-asian="bold" style:font-style-complex="normal" style:font-weight-complex="bold"/>
    </style:style>
    <style:style style:name="T5" style:family="text">
      <style:text-properties style:font-name="Liberation Serif1" fo:font-style="normal" fo:font-weight="bold" officeooo:rsid="0036d282" style:font-style-asian="normal" style:font-weight-asian="bold" style:font-style-complex="normal" style:font-weight-complex="bold"/>
    </style:style>
    <style:style style:name="T6" style:family="text">
      <style:text-properties style:font-name="Liberation Serif1" officeooo:rsid="0362634e"/>
    </style:style>
    <style:style style:name="T7" style:family="text">
      <style:text-properties style:font-name="Liberation Serif1" officeooo:rsid="0036d282"/>
    </style:style>
    <style:style style:name="T8" style:family="text">
      <style:text-properties officeooo:rsid="000ae799"/>
    </style:style>
    <style:style style:name="T9" style:family="text">
      <style:text-properties officeooo:rsid="000c47fa"/>
    </style:style>
    <style:style style:name="T10" style:family="text">
      <style:text-properties style:font-name-asian="Liberation Serif1" style:font-name-complex="Liberation Serif1"/>
    </style:style>
    <style:style style:name="T11" style:family="text">
      <style:text-properties officeooo:rsid="04190cf5" style:font-name-asian="Liberation Serif1" style:font-name-complex="Liberation Serif1"/>
    </style:style>
    <style:style style:name="T12" style:family="text">
      <style:text-properties officeooo:rsid="041be12b"/>
    </style:style>
    <style:style style:name="T13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4" style:family="text">
      <style:text-properties style:font-name="Liberation Mono" fo:font-size="11pt" fo:font-style="normal" fo:font-weight="normal" officeooo:rsid="03638a15" style:font-size-asian="11pt" style:font-style-asian="normal" style:font-weight-asian="normal"/>
    </style:style>
    <style:style style:name="T15" style:family="text">
      <style:text-properties style:font-name="Liberation Mono" fo:font-size="11pt" fo:font-style="normal" fo:font-weight="normal" officeooo:rsid="00363939" style:font-size-asian="11pt" style:font-style-asian="normal" style:font-weight-asian="normal"/>
    </style:style>
    <style:style style:name="T16" style:family="text">
      <style:text-properties officeooo:rsid="0362634e"/>
    </style:style>
    <style:style style:name="T17" style:family="text">
      <style:text-properties officeooo:rsid="04190cf5"/>
    </style:style>
    <style:style style:name="T18" style:family="text">
      <style:text-properties officeooo:rsid="00363939"/>
    </style:style>
    <style:style style:name="T19" style:family="text">
      <style:text-properties officeooo:rsid="03638a15"/>
    </style:style>
    <style:style style:name="T20" style:family="text">
      <style:text-properties officeooo:rsid="0036e24c"/>
    </style:style>
    <style:style style:name="T21" style:family="text">
      <style:text-properties officeooo:rsid="0036d282"/>
    </style:style>
    <style:style style:name="T22" style:family="text">
      <style:text-properties style:font-name="Liberation Serif1" officeooo:rsid="0036d282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6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 style:list-style-name="L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 style:list-style-name="L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 style:list-style-name="L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1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1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1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1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1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1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1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1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1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style:run-through="foreground"/>
    </style:style>
    <style:style style:name="gr16" style:family="graphic" style:list-style-name="L1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75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20">
      <style:graphic-properties draw:stroke="solid" svg:stroke-width="0.101cm" svg:stroke-color="#ffff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8" style:family="graphic" style:list-style-name="L2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75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22">
      <style:graphic-properties draw:stroke="solid" svg:stroke-width="0.101cm" svg:stroke-color="#ffff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20" style:family="graphic" style:list-style-name="L2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75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 style:list-style-name="L24">
      <style:graphic-properties draw:stroke="solid" svg:stroke-width="0.101cm" svg:stroke-color="#ffff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22" style:family="graphic" style:list-style-name="L2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75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 style:list-style-name="L26">
      <style:graphic-properties draw:stroke="solid" svg:stroke-width="0.101cm" svg:stroke-color="#ffff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24" style:family="graphic" style:list-style-name="L27">
      <style:graphic-properties draw:stroke="solid" svg:stroke-width="0cm" svg:stroke-color="#000000" draw:marker-start="Arrow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28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29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30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8" style:family="graphic" style:list-style-name="L3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0" style:family="graphic" style:list-style-name="L32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 style:list-style-name="L33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 style:list-style-name="L34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 style:list-style-name="L35">
      <style:graphic-properties draw:stroke="solid" svg:stroke-width="0cm" svg:stroke-color="#000000" draw:marker-start="Arrow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 style:list-style-name="L36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 style:list-style-name="L37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 style:list-style-name="L38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7" style:family="graphic" style:list-style-name="L39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8" style:family="graphic" style:list-style-name="L40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 style:list-style-name="L41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<text:span text:style-name="T9">abajo</text:span> autó<text:span text:style-name="T9">nomo</text:span> <text:span text:style-name="T8">14</text:span></text:p>
      <text:p text:style-name="P4"><text:span text:style-name="T3">Ejercicio </text:span><text:span text:style-name="T4">1</text:span></text:p>
      <text:p text:style-name="P2">En un circuito en serie de una resistencia de 40 Ω y un inductor de 79,<text:span text:style-name="T20">6</text:span> mH, con una fuente de alimentación de <text:span text:style-name="T12">10 V a 5</text:span>0 Hz, calcula la impedancia en formato rectangular y polar.</text:p>
      <text:p text:style-name="P3"/>
      <text:list xml:id="list3911324005847777355" text:style-name="L5">
        <text:list-item>
          <text:p text:style-name="P19">Completa la tabla</text:p>
        </text:list-item>
      </text:list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column table:style-name="Table37.B"/>
        <table:table-row>
          <table:table-cell table:style-name="Table37.A1" office:value-type="string">
            <text:p text:style-name="P6"/>
          </table:table-cell>
          <table:table-cell table:style-name="Table37.A1" office:value-type="string">
            <text:p text:style-name="P6">R</text:p>
          </table:table-cell>
          <table:table-cell table:style-name="Table37.A1" office:value-type="string">
            <text:p text:style-name="P6">L</text:p>
          </table:table-cell>
          <table:table-cell table:style-name="Table37.A1" office:value-type="string">
            <text:p text:style-name="P6">Total</text:p>
          </table:table-cell>
          <table:table-cell table:style-name="Table37.E1" office:value-type="string">
            <text:p text:style-name="P6"/>
          </table:table-cell>
        </table:table-row>
        <table:table-row>
          <table:table-cell table:style-name="Table37.A2" office:value-type="string">
            <text:p text:style-name="P6">E</text:p>
          </table:table-cell>
          <table:table-cell table:style-name="Table37.A2" office:value-type="string">
            <text:p text:style-name="P30">8,4 V <text:s/><text:span text:style-name="T14">∠-</text:span><text:span text:style-name="T13">32</text:span><text:span text:style-name="T14">º</text:span></text:p>
          </table:table-cell>
          <table:table-cell table:style-name="Table37.A2" office:value-type="string">
            <text:p text:style-name="P30">5,25 V <text:s/><text:span text:style-name="T14">∠</text:span><text:span text:style-name="T13">58</text:span><text:span text:style-name="T14">º</text:span></text:p>
          </table:table-cell>
          <table:table-cell table:style-name="Table37.A2" office:value-type="string">
            <text:p text:style-name="P9">(10 +j0) V</text:p>
            <text:p text:style-name="P11"><text:span text:style-name="T6">10 V </text:span><text:span text:style-name="T13">∠0º</text:span></text:p>
          </table:table-cell>
          <table:table-cell table:style-name="Table37.E2" office:value-type="string">
            <text:p text:style-name="P10">V</text:p>
          </table:table-cell>
        </table:table-row>
        <table:table-row>
          <table:table-cell table:style-name="Table37.A2" office:value-type="string">
            <text:p text:style-name="P6">I</text:p>
          </table:table-cell>
          <table:table-cell table:style-name="Table37.A2" office:value-type="string">
            <text:p text:style-name="P30">(0,18-j0,11) A</text:p>
            <text:p text:style-name="P32"><text:span text:style-name="T18">0,21 A </text:span><text:span text:style-name="T14">∠-</text:span><text:span text:style-name="T15">32</text:span><text:span text:style-name="T14">º</text:span></text:p>
          </table:table-cell>
          <table:table-cell table:style-name="Table37.A2" office:value-type="string">
            <text:p text:style-name="P30">(0,18-j0,11) A</text:p>
            <text:p text:style-name="P30">0,21 A <text:span text:style-name="T14">∠-</text:span><text:span text:style-name="T13">32</text:span><text:span text:style-name="T14">º</text:span></text:p>
          </table:table-cell>
          <table:table-cell table:style-name="Table37.A2" office:value-type="string">
            <text:p text:style-name="P30">(0,18-j0,11) A</text:p>
            <text:p text:style-name="P30">0,21 A <text:span text:style-name="T14">∠-</text:span><text:span text:style-name="T13">32</text:span><text:span text:style-name="T14">º</text:span></text:p>
          </table:table-cell>
          <table:table-cell table:style-name="Table37.E2" office:value-type="string">
            <text:p text:style-name="P7">A</text:p>
          </table:table-cell>
        </table:table-row>
        <table:table-row>
          <table:table-cell table:style-name="Table37.A2" office:value-type="string">
            <text:p text:style-name="P6">Z</text:p>
          </table:table-cell>
          <table:table-cell table:style-name="Table37.A2" office:value-type="string">
            <text:p text:style-name="P28">(<text:span text:style-name="T18">40</text:span> +j0) Ω</text:p>
            <text:p text:style-name="P28"><text:span text:style-name="T18">40</text:span> Ω<text:span text:style-name="T16"> </text:span><text:span text:style-name="T13">∠0º</text:span></text:p>
          </table:table-cell>
          <table:table-cell table:style-name="Table37.A2" office:value-type="string">
            <text:p text:style-name="P8">(0 +j<text:span text:style-name="T18">25</text:span>) Ω</text:p>
            <text:p text:style-name="P8"><text:span text:style-name="T18">25</text:span> Ω <text:span text:style-name="T13">∠90º</text:span></text:p>
          </table:table-cell>
          <table:table-cell table:style-name="Table37.A2" office:value-type="string">
            <text:p text:style-name="P28">(<text:span text:style-name="T18">4</text:span>0 +j<text:span text:style-name="T18">25</text:span>) Ω</text:p>
            <text:p text:style-name="P30">47,17<text:span text:style-name="T19">Ω </text:span><text:span text:style-name="T14">∠</text:span><text:span text:style-name="T13">32</text:span><text:span text:style-name="T14">º</text:span></text:p>
          </table:table-cell>
          <table:table-cell table:style-name="Table37.E2" office:value-type="string">
            <text:p text:style-name="P8">Ω</text:p>
          </table:table-cell>
        </table:table-row>
      </table:table>
      <text:p text:style-name="P5"/>
      <text:p text:style-name="P20"><draw:frame draw:style-name="fr1" draw:name="Object1" text:anchor-type="as-char" svg:y="-0.377cm" svg:width="6.787cm" svg:height="0.533cm" draw:z-index="4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list xml:id="list184544961712502" text:continue-numbering="true" text:style-name="L5">
        <text:list-item>
          <text:p text:style-name="P22">Dibuja un esquema del circuito.</text:p>
        </text:list-item>
      </text:list>
      <text:p text:style-name="P2"/>
      <text:p text:style-name="P14"><draw:g text:anchor-type="paragraph" draw:z-index="0" draw:style-name="gr1"><draw:frame draw:style-name="gr2" draw:text-style-name="P39" svg:width="1.304cm" svg:height="1.235cm" svg:x="8.293cm" svg:y="4.444cm"><draw:image xlink:href="Pictures/100000000000002500000023EB4E9695.png" xlink:type="simple" xlink:show="embed" xlink:actuate="onLoad"><text:p/></draw:image></draw:frame><draw:frame draw:style-name="gr3" draw:text-style-name="P41" svg:width="2.802cm" svg:height="0.823cm" svg:x="7.643cm" svg:y="5.758cm"><draw:text-box><text:p text:style-name="P40"><text:span text:style-name="T23">E = 10 V</text:span></text:p></draw:text-box></draw:frame><draw:frame draw:style-name="gr4" draw:text-style-name="P41" svg:width="1.999cm" svg:height="0.823cm" svg:x="7.645cm" svg:y="6.358cm"><draw:text-box><text:p text:style-name="P40"><text:span text:style-name="T23">50 Hz</text:span></text:p></draw:text-box></draw:frame><draw:custom-shape draw:style-name="gr5" draw:text-style-name="P42" svg:width="0.503cm" svg:height="1.505cm" draw:transform="rotate (1.5707963267949) translate (9.56556944444444cm 1.763125cm)"><text:p/><draw:enhanced-geometry svg:viewBox="0 0 21600 21600" draw:type="rectangle" draw:enhanced-path="M 0 0 L 21600 0 21600 21600 0 21600 0 0 Z N"/></draw:custom-shape><draw:line draw:style-name="gr6" draw:text-style-name="P42" svg:x1="6.002cm" svg:y1="1.54cm" svg:x2="7.751cm" svg:y2="1.54cm"><text:p/></draw:line><draw:line draw:style-name="gr7" draw:text-style-name="P42" svg:x1="8.152cm" svg:y1="1.516cm" svg:x2="9.554cm" svg:y2="1.516cm"><text:p/></draw:line><draw:line draw:style-name="gr8" draw:text-style-name="P42" svg:x1="12.006cm" svg:y1="5.057cm" svg:x2="12.006cm" svg:y2="1.537cm"><text:p/></draw:line><draw:frame draw:style-name="gr9" draw:text-style-name="P43" svg:width="3.252cm" svg:height="0.902cm" svg:x="6.102cm" svg:y="0.327cm"><draw:text-box><text:p text:style-name="P40"><text:span text:style-name="T24">L = 79,6 H</text:span></text:p></draw:text-box></draw:frame><draw:frame draw:style-name="gr10" draw:text-style-name="P43" svg:width="2.938cm" svg:height="0.902cm" svg:x="9.164cm" svg:y="0.325cm"><draw:text-box><text:p text:style-name="P40"><text:span text:style-name="T24">R = 40 Ω </text:span></text:p></draw:text-box></draw:frame><draw:line draw:style-name="gr11" draw:text-style-name="P42" svg:x1="11.067cm" svg:y1="1.538cm" svg:x2="11.968cm" svg:y2="1.524cm"><text:p/></draw:line><draw:line draw:style-name="gr12" draw:text-style-name="P42" svg:x1="9.602cm" svg:y1="5.056cm" svg:x2="11.969cm" svg:y2="5.024cm"><text:p/></draw:line><draw:line draw:style-name="gr13" draw:text-style-name="P42" svg:x1="6.003cm" svg:y1="5.056cm" svg:x2="8.37cm" svg:y2="5.024cm"><text:p/></draw:line><draw:line draw:style-name="gr14" draw:text-style-name="P42" svg:x1="6.006cm" svg:y1="5.057cm" svg:x2="6.006cm" svg:y2="1.537cm"><text:p/></draw:line><draw:g draw:style-name="gr15"><draw:g draw:style-name="gr15"><draw:custom-shape draw:style-name="gr16" draw:text-style-name="P42" svg:width="0.385cm" svg:height="0.382cm" svg:x="7.003cm" svg:y="1.323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7" draw:text-style-name="P42" svg:x1="7.008cm" svg:y1="1.516cm" svg:x2="7.378cm" svg:y2="1.516cm"><text:p/></draw:line></draw:g><draw:g draw:style-name="gr15"><draw:custom-shape draw:style-name="gr18" draw:text-style-name="P42" svg:width="0.384cm" svg:height="0.384cm" svg:x="7.404cm" svg:y="1.323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9" draw:text-style-name="P42" svg:x1="7.41cm" svg:y1="1.516cm" svg:x2="7.78cm" svg:y2="1.516cm"><text:p/></draw:line></draw:g><draw:g draw:style-name="gr15"><draw:custom-shape draw:style-name="gr20" draw:text-style-name="P42" svg:width="0.382cm" svg:height="0.382cm" svg:x="7.804cm" svg:y="1.325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21" draw:text-style-name="P42" svg:x1="7.808cm" svg:y1="1.516cm" svg:x2="8.178cm" svg:y2="1.516cm"><text:p/></draw:line></draw:g><draw:g draw:style-name="gr15"><draw:custom-shape draw:style-name="gr22" draw:text-style-name="P42" svg:width="0.385cm" svg:height="0.382cm" svg:x="8.203cm" svg:y="1.329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23" draw:text-style-name="P42" svg:x1="8.211cm" svg:y1="1.518cm" svg:x2="8.581cm" svg:y2="1.518cm"><text:p/></draw:line></draw:g></draw:g></draw:g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Object2" text:anchor-type="as-char" svg:y="-0.377cm" svg:width="2.505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4"/>
      <text:p text:style-name="P15"/>
      <text:p text:style-name="P27"/>
      <text:list xml:id="list184545326370774" text:continue-numbering="true" text:style-name="L5">
        <text:list-item>
          <text:p text:style-name="P17">Dibuja el diagrama <text:span text:style-name="T17">fasorial de corriente y tensiones (escalas: 1 V = 1 cm y 0,05 A = 1 cm)</text:span>.</text:p>
        </text:list-item>
      </text:list>
      <text:p text:style-name="P16"/>
      <text:p text:style-name="P15"><draw:g text:anchor-type="paragraph" draw:z-index="2" draw:style-name="gr1"><draw:line draw:style-name="gr24" draw:text-style-name="P42" svg:x1="4.597cm" svg:y1="0.382cm" svg:x2="4.597cm" svg:y2="8.982cm"><text:p/></draw:line><draw:line draw:style-name="gr25" draw:text-style-name="P42" svg:x1="0.999cm" svg:y1="5.983cm" svg:x2="15.999cm" svg:y2="5.983cm"><text:p/></draw:line><draw:line draw:style-name="gr26" draw:text-style-name="P42" svg:x1="4.599cm" svg:y1="5.983cm" svg:x2="14.599cm" svg:y2="5.983cm"><text:p/></draw:line><draw:frame draw:style-name="gr27" draw:text-style-name="P39" svg:width="0.872cm" svg:height="0.466cm" svg:x="15.053cm" svg:y="6.14cm"><draw:image xlink:href="Pictures/2000000F00000371000001D498A77617.svm" xlink:type="simple" xlink:show="embed" xlink:actuate="onLoad"><text:p/></draw:image></draw:frame><draw:frame draw:style-name="gr28" draw:text-style-name="P39" svg:width="2.075cm" svg:height="0.468cm" svg:x="3.651cm" svg:y="-0.161cm"><draw:image xlink:href="Pictures/2000000F00000825000001D4AE85CCDF.svm" xlink:type="simple" xlink:show="embed" xlink:actuate="onLoad"><text:p/></draw:image></draw:frame><draw:frame draw:style-name="gr29" draw:text-style-name="P44" svg:width="2.505cm" svg:height="0.466cm" svg:x="13.227cm" svg:y="5.429cm"><draw:image xlink:href="Pictures/20000039000009C8000001D40AE32B21.svm" xlink:type="simple" xlink:show="embed" xlink:actuate="onLoad"><text:p/></draw:image></draw:frame><draw:line draw:style-name="gr30" draw:text-style-name="P42" svg:x1="4.634cm" svg:y1="6.011cm" svg:x2="7.416cm" svg:y2="1.559cm"><text:p/></draw:line><draw:frame draw:style-name="gr29" draw:text-style-name="P44" svg:width="3.178cm" svg:height="0.53cm" svg:x="6.927cm" svg:y="0.627cm"><draw:image xlink:href="Pictures/2000004000000C6F00000214A377F827.svm" xlink:type="simple" xlink:show="embed" xlink:actuate="onLoad"><text:p/></draw:image></draw:frame><draw:line draw:style-name="gr31" draw:text-style-name="P42" svg:x1="4.637cm" svg:y1="5.958cm" svg:x2="11.761cm" svg:y2="10.409cm"><text:p/></draw:line><draw:frame draw:style-name="gr29" draw:text-style-name="P44" svg:width="3.308cm" svg:height="0.53cm" svg:x="7.428cm" svg:y="10.128cm"><draw:image xlink:href="Pictures/2000004700000CF2000002144491174A.svm" xlink:type="simple" xlink:show="embed" xlink:actuate="onLoad"><text:p/></draw:image></draw:frame><draw:line draw:style-name="gr32" draw:text-style-name="P42" svg:x1="4.618cm" svg:y1="5.97cm" svg:x2="8.18cm" svg:y2="8.196cm"><text:p/></draw:line><draw:frame draw:style-name="gr29" draw:text-style-name="P44" svg:width="3.433cm" svg:height="0.465cm" svg:x="4.627cm" svg:y="8.129cm"><draw:image xlink:href="Pictures/2000004000000D7C000001D4368CCF15.svm" xlink:type="simple" xlink:show="embed" xlink:actuate="onLoad"><text:p/></draw:image></draw:fram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84546024999074" text:continue-numbering="true" text:style-name="L5">
        <text:list-item>
          <text:p text:style-name="P24"><text:span text:style-name="T10">Dibuja el diagrama </text:span><text:span text:style-name="T11"><text:s/>de impedancias (escala 10 Ω = 1 cm)</text:span><text:span text:style-name="T10">.</text:span></text:p>
        </text:list-item>
      </text:list>
      <text:p text:style-name="P16"/>
      <text:p text:style-name="P15"><draw:g text:anchor-type="paragraph" draw:z-index="3" draw:style-name="gr1"><draw:line draw:style-name="gr33" draw:text-style-name="P42" svg:x1="5.285cm" svg:y1="0.294cm" svg:x2="5.285cm" svg:y2="8.894cm"><text:p/></draw:line><draw:line draw:style-name="gr34" draw:text-style-name="P42" svg:x1="3.337cm" svg:y1="5.895cm" svg:x2="13.337cm" svg:y2="5.895cm"><text:p/></draw:line><draw:line draw:style-name="gr35" draw:text-style-name="P42" svg:x1="5.237cm" svg:y1="5.895cm" svg:x2="9.237cm" svg:y2="5.895cm"><text:p/></draw:line><draw:frame draw:style-name="gr36" draw:text-style-name="P39" svg:width="0.874cm" svg:height="0.466cm" svg:x="12.39cm" svg:y="6.052cm"><draw:image xlink:href="Pictures/2000000F00000371000001D498A77617.svm" xlink:type="simple" xlink:show="embed" xlink:actuate="onLoad"><text:p/></draw:image></draw:frame><draw:frame draw:style-name="gr37" draw:text-style-name="P39" svg:width="2.075cm" svg:height="0.468cm" svg:x="4.29cm" svg:y="-0.249cm"><draw:image xlink:href="Pictures/2000000F00000825000001D4AE85CCDF.svm" xlink:type="simple" xlink:show="embed" xlink:actuate="onLoad"><text:p/></draw:image></draw:frame><draw:frame draw:style-name="gr29" draw:text-style-name="P44" svg:width="2.504cm" svg:height="0.477cm" svg:x="8.812cm" svg:y="6.48cm"><draw:image xlink:href="Pictures/20000039000009D6000001D4742672A3.svm" xlink:type="simple" xlink:show="embed" xlink:actuate="onLoad"><text:p/></draw:image></draw:frame><draw:line draw:style-name="gr38" draw:text-style-name="P42" svg:x1="5.285cm" svg:y1="5.842cm" svg:x2="5.285cm" svg:y2="3.342cm"><text:p/></draw:line><draw:frame draw:style-name="gr29" draw:text-style-name="P44" svg:width="2.504cm" svg:height="0.477cm" svg:x="8.812cm" svg:y="6.48cm"><draw:image xlink:href="Pictures/20000039000009D6000001D4742672A3.svm" xlink:type="simple" xlink:show="embed" xlink:actuate="onLoad"><text:p/></draw:image></draw:frame><draw:frame draw:style-name="gr29" draw:text-style-name="P44" svg:width="3.047cm" svg:height="0.528cm" svg:x="2.212cm" svg:y="3.281cm"><draw:image xlink:href="Pictures/2000004000000BF200000214A17C5F2A.svm" xlink:type="simple" xlink:show="embed" xlink:actuate="onLoad"><text:p/></draw:image></draw:frame><draw:line draw:style-name="gr39" draw:text-style-name="P42" svg:x1="5.295cm" svg:y1="5.94cm" svg:x2="9.281cm" svg:y2="3.449cm"><text:p/></draw:line><draw:frame draw:style-name="gr29" draw:text-style-name="P44" svg:width="5.622cm" svg:height="0.5cm" svg:x="9.012cm" svg:y="2.78cm"><draw:image xlink:href="Pictures/200000710000160B000001FB26713F69.svm" xlink:type="simple" xlink:show="embed" xlink:actuate="onLoad"><text:p/></draw:image></draw:fram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><text:span text:style-name="T3">Ejercicio </text:span><text:span text:style-name="T5">2</text:span></text:p>
      <text:p text:style-name="P25">En un circuito en serie de una resistencia de <text:span text:style-name="T21">2</text:span>0 Ω y un inductor de <text:span text:style-name="T21">159 </text:span><text:span text:style-name="T7">μF</text:span>, con una fuente de alimentación de <text:span text:style-name="T21">230 V a 5</text:span>0 Hz.</text:p>
      <text:p text:style-name="P21"/>
      <text:list xml:id="list184545986978522" text:continue-list="list184546024999074" text:style-name="L5">
        <text:list-item text:start-value="1">
          <text:p text:style-name="P26"><text:span text:style-name="T2">Completa la tabla</text:span></text:p>
        </text:list-item>
      </text:list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B"/>
        <table:table-row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>R</text:p>
          </table:table-cell>
          <table:table-cell table:style-name="Table2.A1" office:value-type="string">
            <text:p text:style-name="P33">L</text:p>
          </table:table-cell>
          <table:table-cell table:style-name="Table2.A1" office:value-type="string">
            <text:p text:style-name="P33">Total</text:p>
          </table:table-cell>
          <table:table-cell table:style-name="Table2.E1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33">E</text:p>
          </table:table-cell>
          <table:table-cell table:style-name="Table2.A2" office:value-type="string">
            <text:p text:style-name="P31"><text:span text:style-name="T14"/></text:p>
          </table:table-cell>
          <table:table-cell table:style-name="Table2.A2" office:value-type="string">
            <text:p text:style-name="P31"><text:span text:style-name="T14"/></text:p>
          </table:table-cell>
          <table:table-cell table:style-name="Table2.A2" office:value-type="string">
            <text:p text:style-name="P36">(<text:span text:style-name="T21">22</text:span>0 +j0) V</text:p>
            <text:p text:style-name="P38"><text:span text:style-name="T7">22</text:span><text:span text:style-name="T6">0 V </text:span><text:span text:style-name="T13">∠0º</text:span></text:p>
          </table:table-cell>
          <table:table-cell table:style-name="Table2.E2" office:value-type="string">
            <text:p text:style-name="P37">V</text:p>
          </table:table-cell>
        </table:table-row>
        <table:table-row>
          <table:table-cell table:style-name="Table2.A2" office:value-type="string">
            <text:p text:style-name="P33">I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  <text:p text:style-name="P31"/>
          </table:table-cell>
          <table:table-cell table:style-name="Table2.E2" office:value-type="string">
            <text:p text:style-name="P34">A</text:p>
          </table:table-cell>
        </table:table-row>
        <table:table-row>
          <table:table-cell table:style-name="Table2.A2" office:value-type="string">
            <text:p text:style-name="P33">Z</text:p>
          </table:table-cell>
          <table:table-cell table:style-name="Table2.A2" office:value-type="string">
            <text:p text:style-name="P29">(<text:span text:style-name="T21">20</text:span> +j0) Ω</text:p>
            <text:p text:style-name="P29"><text:span text:style-name="T21">20</text:span> Ω<text:span text:style-name="T16"> </text:span><text:span text:style-name="T13">∠0º</text:span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31"/>
          </table:table-cell>
          <table:table-cell table:style-name="Table2.E2" office:value-type="string">
            <text:p text:style-name="P29">Ω</text:p>
          </table:table-cell>
        </table:table-row>
      </table:table>
      <text:p text:style-name="P12"/>
      <text:p text:style-name="P21"><draw:frame draw:style-name="fr1" draw:name="Object3" text:anchor-type="as-char" svg:y="-0.623cm" svg:width="7.449cm" svg:height="1.002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list xml:id="list184545307606995" text:continue-numbering="true" text:style-name="L5">
        <text:list-item>
          <text:p text:style-name="P23"><text:span text:style-name="T12">Dibuja un esquema del circuito.</text:span></text:p>
        </text:list-item>
        <text:list-item>
          <text:p text:style-name="P23"><text:span text:style-name="T10">Dibuja el diagrama </text:span><text:span text:style-name="T11">fasorial de corriente y tensiones (escalas: 1 V = 1 cm y 0,05 A = 1 cm)</text:span><text:span text:style-name="T10">.</text:span></text:p>
        </text:list-item>
        <text:list-item>
          <text:p text:style-name="P23"><text:span text:style-name="T10">Dibuja el diagrama</text:span><text:span text:style-name="T11"> de impedancias (escala 10 Ω = 1 cm)</text:span><text:span text:style-name="T10">.</text:span></text:p>
        </text:list-item>
      </text:list>
      <text:p text:style-name="P18"/>
      <text:p text:style-name="P1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5-22T18:45:44.332083705</dc:date>
    <meta:editing-duration>PT3H34M41S</meta:editing-duration>
    <meta:editing-cycles>35</meta:editing-cycles>
    <meta:generator>LibreOffice/4.2.8.2$Linux_x86 LibreOffice_project/420m0$Build-2</meta:generator>
    <meta:document-statistic meta:table-count="2" meta:image-count="0" meta:object-count="3" meta:page-count="3" meta:paragraph-count="54" meta:word-count="231" meta:character-count="991" meta:non-whitespace-character-count="816"/>
  </office:meta>
</office:document-meta>
</file>

<file path=Object 1/content.xml><?xml version="1.0" encoding="utf-8"?>
<math xmlns="http://www.w3.org/1998/Math/MathML" display="block">
  <semantics>
    <mrow>
      <mrow>
        <msub>
          <mi>X</mi>
          <mi>L</mi>
        </msub>
        <mo stretchy="false">=</mo>
        <mrow>
          <mn>2</mn>
          <mo stretchy="false">⋅</mo>
          <mi mathvariant="normal">π</mi>
          <mo stretchy="false">⋅</mo>
          <mi>f</mi>
          <mo stretchy="false">⋅</mo>
          <mi>L</mi>
        </mrow>
        <mo stretchy="false">=</mo>
        <mrow>
          <mn>2</mn>
          <mo stretchy="false">⋅</mo>
          <mi mathvariant="normal">π</mi>
          <mo stretchy="false">⋅</mo>
          <mn>50</mn>
          <mo stretchy="false">⋅</mo>
          <mn>0,0796</mn>
        </mrow>
      </mrow>
      <mrow>
        <mi>H</mi>
        <mo stretchy="false">=</mo>
        <mn>25</mn>
      </mrow>
      <mi>Ω</mi>
    </mrow>
    <annotation encoding="StarMath 5.0">X rsub L = 2 cdot %pi cdot f cdot L = 2 cdot %pi cdot 50 cdot 0,0796 H = 25 Ω</annotation>
  </semantics>
</math>
</file>

<file path=Object 2/content.xml><?xml version="1.0" encoding="utf-8"?>
<math xmlns="http://www.w3.org/1998/Math/MathML" display="block">
  <semantics>
    <mrow>
      <mrow>
        <mi>E</mi>
        <mo stretchy="false">=</mo>
        <mn>10</mn>
      </mrow>
      <mi>V</mi>
      <mi>∠</mi>
      <mn>0</mn>
      <mi>º</mi>
    </mrow>
    <annotation encoding="StarMath 5.0">E = 10 V ∠0º</annotation>
  </semantics>
</math>
</file>

<file path=Object 3/content.xml><?xml version="1.0" encoding="utf-8"?>
<math xmlns="http://www.w3.org/1998/Math/MathML" display="block">
  <semantics>
    <mrow>
      <mrow>
        <msub>
          <mi>X</mi>
          <mi>C</mi>
        </msub>
        <mo stretchy="false">=</mo>
        <mfrac>
          <mn>1</mn>
          <mrow>
            <mn>2</mn>
            <mo stretchy="false">⋅</mo>
            <mi mathvariant="normal">π</mi>
            <mo stretchy="false">⋅</mo>
            <mi>f</mi>
            <mo stretchy="false">⋅</mo>
            <mi>C</mi>
          </mrow>
        </mfrac>
        <mo stretchy="false">=</mo>
        <mfrac>
          <mn>1</mn>
          <mrow>
            <mrow>
              <mn>2</mn>
              <mo stretchy="false">⋅</mo>
              <mi mathvariant="normal">π</mi>
              <mo stretchy="false">⋅</mo>
              <mn>50</mn>
              <mo stretchy="false">⋅</mo>
              <mn>0,000159</mn>
            </mrow>
            <mi>H</mi>
          </mrow>
        </mfrac>
        <mo stretchy="false">=</mo>
        <mn>20</mn>
      </mrow>
      <mi>Ω</mi>
    </mrow>
    <annotation encoding="StarMath 5.0">X rsub C = 1 over {2 cdot %pi cdot f cdot C} = 1 over {2 cdot %pi cdot 50 cdot 0,000159 H} = 20 Ω</annotation>
  </semantics>
</math>
</file>